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2" style:family="paragraph"/>
    <style:style style:name="P6" style:parent-style-name="Textbody" style:list-style-name="LFO2" style:family="paragraph"/>
    <style:style style:name="P7" style:parent-style-name="Textbody" style:family="paragraph">
      <style:paragraph-properties fo:margin-left="0.9847in">
        <style:tab-stops/>
      </style:paragraph-properties>
    </style:style>
    <style:style style:name="P8" style:parent-style-name="Textbody" style:family="paragraph">
      <style:text-properties fo:font-weight="bold" style:font-weight-asian="bold" style:font-weight-complex="bold" fo:font-size="16pt" style:font-size-asian="16pt" style:font-size-complex="14pt"/>
    </style:style>
    <style:style style:name="P9" style:parent-style-name="Textbody" style:family="paragraph">
      <style:text-properties fo:font-weight="bold" style:font-weight-asian="bold" style:font-weight-complex="bold" fo:font-size="14pt" style:font-size-asian="14pt" style:font-size-complex="13pt" style:text-underline-type="single" style:text-underline-style="solid" style:text-underline-width="auto" style:text-underline-mode="continuous"/>
    </style:style>
    <style:style style:name="P10" style:parent-style-name="Textbody" style:family="paragraph">
      <style:text-properties fo:color="#4472C4"/>
    </style:style>
    <style:style style:name="P11" style:parent-style-name="Textbody" style:family="paragraph">
      <style:text-properties fo:font-weight="bold" style:font-weight-asian="bold" style:font-weight-complex="bold" fo:font-size="14pt" style:font-size-asian="14pt" style:font-size-complex="13pt" style:text-underline-type="single" style:text-underline-style="solid" style:text-underline-width="auto" style:text-underline-mode="continuous"/>
    </style:style>
    <style:style style:name="P12" style:parent-style-name="Textbody" style:family="paragraph">
      <style:text-properties fo:color="#4472C4"/>
    </style:style>
    <style:style style:name="P13" style:parent-style-name="Textbody" style:family="paragraph">
      <style:text-properties fo:color="#4472C4"/>
    </style:style>
    <style:style style:name="T14" style:parent-style-name="Fuentedepárrafopredeter." style:family="text">
      <style:text-properties fo:color="#4472C4"/>
    </style:style>
    <style:style style:name="P15" style:parent-style-name="Textbody" style:family="paragraph">
      <style:text-properties fo:font-weight="bold" style:font-weight-asian="bold" style:font-weight-complex="bold" fo:font-size="14pt" style:font-size-asian="14pt" style:font-size-complex="13pt" style:text-underline-type="single" style:text-underline-style="solid" style:text-underline-width="auto" style:text-underline-mode="continuous" fo:language="en" fo:country="US"/>
    </style:style>
    <style:style style:name="P16" style:parent-style-name="Textbody" style:family="paragraph">
      <style:text-properties fo:color="#4472C4" fo:language="en" fo:country="US"/>
    </style:style>
    <style:style style:name="P17" style:parent-style-name="Textbody" style:family="paragraph">
      <style:text-properties fo:color="#4472C4"/>
    </style:style>
    <style:style style:name="P18" style:parent-style-name="Textbody" style:family="paragraph">
      <style:text-properties fo:color="#4472C4"/>
    </style:style>
    <style:style style:name="P19" style:parent-style-name="Textbody" style:family="paragraph">
      <style:text-properties fo:font-weight="bold" style:font-weight-asian="bold" style:font-weight-complex="bold" fo:font-size="14pt" style:font-size-asian="14pt" style:font-size-complex="13pt" style:text-underline-type="single" style:text-underline-style="solid" style:text-underline-width="auto" style:text-underline-mode="continuous"/>
    </style:style>
    <style:style style:name="P20" style:parent-style-name="Textbody" style:family="paragraph">
      <style:text-properties fo:color="#4472C4"/>
    </style:style>
    <style:style style:name="P21" style:parent-style-name="Textbody" style:family="paragraph">
      <style:text-properties fo:color="#4472C4"/>
    </style:style>
    <style:style style:name="P22" style:parent-style-name="Textbody" style:family="paragraph">
      <style:text-properties fo:font-weight="bold" style:font-weight-asian="bold" style:font-weight-complex="bold" fo:font-size="14pt" style:font-size-asian="14pt" style:font-size-complex="13pt" style:text-underline-type="single" style:text-underline-style="solid" style:text-underline-width="auto" style:text-underline-mode="continuous"/>
    </style:style>
    <style:style style:name="P23" style:parent-style-name="Textbody" style:family="paragraph">
      <style:text-properties fo:color="#4472C4"/>
    </style:style>
    <style:style style:name="P24" style:parent-style-name="Textbody" style:family="paragraph">
      <style:text-properties fo:color="#4472C4"/>
    </style:style>
    <style:style style:name="P25" style:parent-style-name="Textbody" style:family="paragraph">
      <style:text-properties fo:font-weight="bold" style:font-weight-asian="bold" style:font-weight-complex="bold" fo:font-size="14pt" style:font-size-asian="14pt" style:font-size-complex="13pt" style:text-underline-type="single" style:text-underline-style="solid" style:text-underline-width="auto" style:text-underline-mode="continuous"/>
    </style:style>
    <style:style style:name="P26" style:parent-style-name="Textbody" style:family="paragraph">
      <style:text-properties fo:color="#4472C4"/>
    </style:style>
    <style:style style:name="P27" style:parent-style-name="Textbody" style:family="paragraph">
      <style:text-properties fo:color="#4472C4"/>
    </style:style>
    <style:style style:name="P28" style:parent-style-name="Textbody" style:family="paragraph">
      <style:text-properties fo:color="#4472C4"/>
    </style:style>
    <style:style style:name="P29" style:parent-style-name="Textbody" style:family="paragraph">
      <style:text-properties fo:font-weight="bold" style:font-weight-asian="bold" style:font-weight-complex="bold" fo:font-size="14pt" style:font-size-asian="14pt" style:font-size-complex="13pt" style:text-underline-type="single" style:text-underline-style="solid" style:text-underline-width="auto" style:text-underline-mode="continuous"/>
    </style:style>
    <style:style style:name="P30" style:parent-style-name="Textbody" style:family="paragraph">
      <style:text-properties fo:color="#4472C4"/>
    </style:style>
    <style:style style:name="P31" style:parent-style-name="Textbody" style:family="paragraph">
      <style:text-properties fo:color="#4472C4"/>
    </style:style>
    <style:style style:name="P32" style:parent-style-name="Textbody" style:family="paragraph">
      <style:text-properties fo:font-weight="bold" style:font-weight-asian="bold" style:font-weight-complex="bold" fo:font-size="14pt" style:font-size-asian="14pt" style:font-size-complex="13pt" style:text-underline-type="single" style:text-underline-style="solid" style:text-underline-width="auto" style:text-underline-mode="continuous"/>
    </style:style>
    <style:style style:name="P33" style:parent-style-name="Textbody" style:family="paragraph">
      <style:text-properties fo:color="#4472C4"/>
    </style:style>
    <style:style style:name="P34" style:parent-style-name="Textbody" style:family="paragraph">
      <style:text-properties fo:color="#4472C4"/>
    </style:style>
    <style:style style:name="P35" style:parent-style-name="Textbody" style:family="paragraph">
      <style:text-properties fo:color="#4472C4"/>
    </style:style>
    <style:style style:name="P36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Textbody" style:family="paragraph">
      <style:text-properties fo:color="#4472C4"/>
    </style:style>
    <style:style style:name="P38" style:parent-style-name="Textbody" style:family="paragraph">
      <style:text-properties fo:color="#4472C4"/>
    </style:style>
    <style:style style:name="P39" style:parent-style-name="Textbody" style:family="paragraph">
      <style:text-properties fo:color="#4472C4"/>
    </style:style>
    <style:style style:name="P40" style:parent-style-name="Textbody" style:family="paragraph">
      <style:text-properties fo:color="#4472C4"/>
    </style:style>
    <style:style style:name="P41" style:parent-style-name="Textbody" style:family="paragraph">
      <style:text-properties fo:color="#4472C4"/>
    </style:style>
    <style:style style:name="P42" style:parent-style-name="Textbody" style:family="paragraph">
      <style:text-properties fo:color="#4472C4"/>
    </style:style>
    <style:style style:name="P43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Textbody" style:family="paragraph">
      <style:text-properties fo:color="#4472C4"/>
    </style:style>
    <style:style style:name="P45" style:parent-style-name="Textbody" style:family="paragraph">
      <style:text-properties fo:color="#000000"/>
    </style:style>
    <style:style style:name="P46" style:parent-style-name="Textbody" style:family="paragraph">
      <style:text-properties fo:color="#000000" fo:language="en" fo:country="US"/>
    </style:style>
    <style:style style:name="P47" style:parent-style-name="Textbody" style:family="paragraph">
      <style:text-properties fo:language="en" fo:country="US"/>
    </style:style>
    <style:style style:name="P48" style:parent-style-name="Textbody" style:family="paragraph">
      <style:text-properties fo:color="#4472C4"/>
    </style:style>
    <style:style style:name="P49" style:parent-style-name="Textbody" style:family="paragraph">
      <style:text-properties fo:color="#4472C4"/>
    </style:style>
    <style:style style:name="P50" style:parent-style-name="Textbody" style:family="paragraph">
      <style:text-properties fo:color="#4472C4"/>
    </style:style>
    <style:style style:name="P51" style:parent-style-name="Textbody" style:family="paragraph">
      <style:text-properties fo:color="#4472C4"/>
    </style:style>
    <style:style style:name="P52" style:parent-style-name="Textbody" style:family="paragraph">
      <style:text-properties fo:color="#4472C4"/>
    </style:style>
    <style:style style:name="P53" style:parent-style-name="Textbody" style:family="paragraph">
      <style:text-properties fo:color="#4472C4"/>
    </style:style>
    <style:style style:name="P54" style:parent-style-name="Textbody" style:family="paragraph">
      <style:text-properties fo:color="#4472C4"/>
    </style:style>
    <style:style style:name="P55" style:parent-style-name="Textbody" style:family="paragraph">
      <style:text-properties fo:color="#4472C4"/>
    </style:style>
    <style:style style:name="P56" style:parent-style-name="Textbody" style:family="paragraph">
      <style:text-properties fo:color="#4472C4"/>
    </style:style>
    <style:style style:name="P57" style:parent-style-name="Textbody" style:family="paragraph">
      <style:text-properties fo:color="#4472C4"/>
    </style:style>
    <style:style style:name="P58" style:parent-style-name="Textbody" style:family="paragraph">
      <style:text-properties fo:color="#4472C4"/>
    </style:style>
    <style:style style:name="T59" style:parent-style-name="Fuentedepárrafopredeter." style:family="text">
      <style:text-properties fo:color="#4472C4"/>
    </style:style>
  </office:automatic-styles>
  <office:body>
    <office:text text:use-soft-page-breaks="true">
      <text:p text:style-name="P1"><text:span text:style-name="StrongEmphasis">Trabajo: Análisis y Configuración de un Sistema Microinformático</text:span></text:p>
      <text:p text:style-name="Textbody"><text:span text:style-name="StrongEmphasis">Objetivos del Trabajo:</text:span></text:p>
      <text:list text:style-name="LFO1" text:continue-numbering="true">
        <text:list-item>
          <text:p text:style-name="P2">Entender y aplicar conocimientos sobre la arquitectura de sistemas informáticos.</text:p>
        </text:list-item>
        <text:list-item>
          <text:p text:style-name="P3">Configurar correctamente un equipo informático y sus periféricos.</text:p>
        </text:list-item>
        <text:list-item>
          <text:p text:style-name="P4">Diagnosticar y solucionar problemas de hardware y software.</text:p>
        </text:list-item>
      </text:list>
      <text:p text:style-name="Textbody"><text:span text:style-name="StrongEmphasis">Instrucciones:</text:span></text:p>
      <text:list text:style-name="LFO2" text:continue-numbering="true">
        <text:list-item>
          <text:p text:style-name="P5"><text:span text:style-name="StrongEmphasis">Parte Teórica:</text:span></text:p>
          <text:list text:continue-numbering="true">
            <text:list-item>
              <text:p text:style-name="P6"><text:span text:style-name="StrongEmphasis">Análisis de Arquitectura de Sistemas (1.1, 1.2, 1.3):</text:span><text:s/>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  <text:p text:style-name="P7"/>
      <text:p text:style-name="P8">Análisis de Arquitectura de Sistemas: Ordenador Personal Estándar</text:p>
      <text:p text:style-name="Textbody"/>
      <text:p text:style-name="P9">1.1 Esquema Funcional:</text:p>
      <text:p text:style-name="Textbody"/>
      <text:p text:style-name="P10">Un ordenador personal estándar consta de varios componentes esenciales que trabajan en conjunto para realizar diversas tareas. A continuación, se detallan los componentes principales y sus funciones:</text:p>
      <text:p text:style-name="Textbody"/>
      <text:p text:style-name="P11">1. Unidad Central de Procesamiento (CPU):</text:p>
      <text:p text:style-name="P12"/>
      <text:p text:style-name="P13">Función: Ejecuta instrucciones de programas y realiza operaciones aritméticas y lógicas.</text:p>
      <text:p text:style-name="Textbody"><text:span text:style-name="T14">Relación: Coordina y controla las operaciones del sistema</text:span>.</text:p>
      <text:p text:style-name="Textbody"/>
      <text:p text:style-name="P15">2. Memoria RAM (Random Access Memory):</text:p>
      <text:p text:style-name="P16"/>
      <text:p text:style-name="P17">Función: Almacena temporalmente datos y programas en ejecución para un acceso rápido.</text:p>
      <text:p text:style-name="P18">Relación: Trabaja en conjunto con la CPU para facilitar el procesamiento eficiente.</text:p>
      <text:p text:style-name="Textbody"/>
      <text:p text:style-name="P19">3. Placa Base (Motherboard):</text:p>
      <text:p text:style-name="Textbody"/>
      <text:soft-page-break/>
      <text:p text:style-name="P20">Función: Proporciona la conectividad entre los diversos componentes del sistema.</text:p>
      <text:p text:style-name="P21">Relación: Permite la comunicación entre la CPU, RAM, dispositivos de almacenamiento y periféricos.</text:p>
      <text:p text:style-name="Textbody"/>
      <text:p text:style-name="P22">4. Almacenamiento (Disco Duro/SSD):</text:p>
      <text:p text:style-name="Textbody"/>
      <text:p text:style-name="P23">Función: Almacena permanentemente datos, programas y el sistema operativo.</text:p>
      <text:p text:style-name="P24">Relación: Proporciona datos al sistema durante el arranque y el funcionamiento general.</text:p>
      <text:p text:style-name="Textbody"/>
      <text:p text:style-name="P25">5. Tarjeta Gráfica (GPU):</text:p>
      <text:p text:style-name="P26"/>
      <text:p text:style-name="P27">Función: Procesa y muestra gráficos en el monitor.</text:p>
      <text:p text:style-name="P28">Relación: Trabaja en conjunto con la CPU para renderizar gráficos y vídeos.</text:p>
      <text:p text:style-name="Textbody"/>
      <text:p text:style-name="P29">6. Fuente de Alimentación:</text:p>
      <text:p text:style-name="Textbody"/>
      <text:p text:style-name="P30">Función: Suministra energía eléctrica a todos los componentes del sistema.</text:p>
      <text:p text:style-name="P31">Relación: Garantiza el funcionamiento adecuado de cada componente.</text:p>
      <text:p text:style-name="Textbody"/>
      <text:p text:style-name="P32">7. Periféricos (Teclado, Ratón, Monitor, etc.):</text:p>
      <text:p text:style-name="P33"/>
      <text:p text:style-name="P34">Función: Facilita la interacción del usuario con el sistema.</text:p>
      <text:p text:style-name="P35">Relación: Conectados a la placa base, permiten la entrada y salida de datos.</text:p>
      <text:p text:style-name="Textbody"/>
      <text:p text:style-name="P36">1.2 Estructura:</text:p>
      <text:p text:style-name="Textbody"/>
      <text:p text:style-name="Textbody">Estructura Física:</text:p>
      <text:p text:style-name="Textbody"/>
      <text:p text:style-name="P37">La CPU, RAM y la mayoría de los componentes están montados en la placa base.</text:p>
      <text:p text:style-name="P38">La fuente de alimentación proporciona energía a la placa base y otros dispositivos.</text:p>
      <text:p text:style-name="P39">Estructura Lógica:</text:p>
      <text:p text:style-name="Textbody"/>
      <text:soft-page-break/>
      <text:p text:style-name="P40">La CPU controla y coordina las operaciones mediante la ejecución de instrucciones.</text:p>
      <text:p text:style-name="P41">La memoria RAM almacena datos temporalmente para facilitar el acceso rápido.</text:p>
      <text:p text:style-name="P42">El sistema operativo reside en el almacenamiento y coordina las operaciones del sistema.</text:p>
      <text:p text:style-name="Textbody"/>
      <text:p text:style-name="P43">1.3 Proceso de Arranque:</text:p>
      <text:p text:style-name="Textbody"/>
      <text:p text:style-name="Textbody">Encendido:</text:p>
      <text:p text:style-name="Textbody"/>
      <text:p text:style-name="P44">El usuario enciende la fuente de alimentación.</text:p>
      <text:p text:style-name="P45"/>
      <text:p text:style-name="P46">POST (Power-On Self-Test):</text:p>
      <text:p text:style-name="P47"/>
      <text:p text:style-name="P48">La placa base realiza pruebas de autodiagnóstico para verificar la integridad de los componentes.</text:p>
      <text:p text:style-name="Textbody"/>
      <text:p text:style-name="Textbody">Carga del BIOS/UEFI:</text:p>
      <text:p text:style-name="P49"/>
      <text:p text:style-name="P50">El Basic Input/Output System (BIOS) o la Interfaz de Firmware Extensible Unificada (UEFI) se carga desde un chip en la placa base.</text:p>
      <text:p text:style-name="P51">Inicio del Sistema Operativo:</text:p>
      <text:p text:style-name="P52"/>
      <text:p text:style-name="P53">El BIOS/UEFI busca el sistema operativo en el almacenamiento y lo carga en la memoria RAM.</text:p>
      <text:p text:style-name="P54">Carga de Controladores y Configuración:</text:p>
      <text:p text:style-name="P55"/>
      <text:p text:style-name="P56">El sistema operativo carga controladores y configura los dispositivos.</text:p>
      <text:p text:style-name="P57">Interfaz de Usuario:</text:p>
      <text:p text:style-name="P58"/>
      <text:p text:style-name="Textbody"><text:span text:style-name="T59">Se carga la interfaz gráfica o de línea de comandos, y el sistema está listo para la interacción del usuari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uario</meta:initial-creator>
    <dc:creator>usuario</dc:creator>
    <meta:creation-date>2023-11-14T16:13:00Z</meta:creation-date>
    <dc:date>2023-11-14T16:13:00Z</dc:date>
    <meta:template xlink:href="Normal" xlink:type="simple"/>
    <meta:editing-cycles>2</meta:editing-cycles>
    <meta:editing-duration>PT0S</meta:editing-duration>
    <meta:document-statistic meta:page-count="3" meta:paragraph-count="6" meta:word-count="534" meta:character-count="3469" meta:row-count="24" meta:non-whitespace-character-count="2941"/>
  </office:meta>
</office:document-meta>
</file>